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nederlands-dutch"/>Nederlands / Dutch<text:bookmark-end text:name="nederlands-dutch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Nederland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Nederland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Nederland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Nederland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Nederland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